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6000000049E668561C3.png" manifest:media-type=""/>
  <manifest:file-entry manifest:full-path="Pictures/10000000000006000000049D2D63B4A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8.507cm" style:type="center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8.507cm" style:type="center"/>
        </style:tab-stops>
      </style:paragraph-properties>
      <style:text-properties fo:font-size="16pt" style:font-size-asian="16pt" style:font-size-complex="16pt"/>
    </style:style>
    <style:style style:name="T1" style:family="text">
      <style:text-properties officeooo:rsid="000b964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horizontal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span text:style-name="T1">Sterownik zaworu 3-drogowego PCB 1.0</text:span></text:p>
      <text:p text:style-name="P1"/>
      <text:p text:style-name="P1"/>
      <text:p text:style-name="P1"><text:tab/><draw:frame draw:style-name="fr1" draw:name="grafika1" text:anchor-type="as-char" svg:width="9.999cm" svg:height="7.691cm" draw:z-index="0"><draw:image xlink:href="Pictures/10000000000006000000049E668561C3.png" xlink:type="simple" xlink:show="embed" xlink:actuate="onLoad"/></draw:frame></text:p>
      <text:p text:style-name="P1"/>
      <text:p text:style-name="P1"><text:tab/><text:span text:style-name="T1">Front</text:span></text:p>
      <text:p text:style-name="P1"/>
      <text:p text:style-name="P1"/>
      <text:p text:style-name="P1"/>
      <text:p text:style-name="P1"/>
      <text:p text:style-name="P1"><text:tab/><draw:frame draw:style-name="fr2" draw:name="grafika2" text:anchor-type="as-char" svg:width="9.999cm" svg:height="7.691cm" draw:z-index="1"><draw:image xlink:href="Pictures/10000000000006000000049D2D63B4A3.png" xlink:type="simple" xlink:show="embed" xlink:actuate="onLoad"/></draw:frame></text:p>
      <text:p text:style-name="P1"/>
      <text:p text:style-name="P1"><text:tab/><text:span text:style-name="T1">Dru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5T16:34:23.37</meta:creation-date>
    <dc:date>2014-09-05T16:38:20.92</dc:date>
    <meta:editing-duration>P0D</meta:editing-duration>
    <meta:editing-cycles>1</meta:editing-cycles>
    <meta:document-statistic meta:table-count="0" meta:image-count="2" meta:object-count="0" meta:page-count="1" meta:paragraph-count="5" meta:word-count="7" meta:character-count="52" meta:non-whitespace-character-count="41"/>
    <meta:generator>LibreOffice/3.6$Windows_x86 LibreOffice_project/2ef5aff-a6fb0ff-166bdff-cf087ad-0f1389</meta:generator>
  </office:meta>
</office:document-meta>
</file>